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0b040" officeooo:paragraph-rsid="0010b040"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6pt" fo:font-weight="bold" officeooo:rsid="0010b040" officeooo:paragraph-rsid="0010b040"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14pt" fo:font-weight="bold" officeooo:rsid="0010b040" officeooo:paragraph-rsid="0010b040"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0b040" officeooo:paragraph-rsid="0010b040"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14985" officeooo:paragraph-rsid="00114985"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0b040" officeooo:paragraph-rsid="0010b040"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15cb5" officeooo:paragraph-rsid="00115cb5"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2d9d0" officeooo:paragraph-rsid="0012d9d0"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2pt" fo:font-weight="normal" officeooo:rsid="0010b040" officeooo:paragraph-rsid="0010b040"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fo:font-weight="normal" officeooo:rsid="0010b040" officeooo:paragraph-rsid="0010b04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14985" officeooo:paragraph-rsid="0011498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14985" officeooo:paragraph-rsid="00115cb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15cb5" officeooo:paragraph-rsid="00115cb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2d9d0" officeooo:paragraph-rsid="0012d9d0" style:font-size-asian="10.5pt" style:font-weight-asian="normal" style:font-size-complex="12pt" style:font-weight-complex="normal"/>
    </style:style>
    <style:style style:name="T1" style:family="text">
      <style:text-properties officeooo:rsid="00115cb5"/>
    </style:style>
    <style:style style:name="T2" style:family="text">
      <style:text-properties officeooo:rsid="0012d9d0"/>
    </style:style>
    <style:style style:name="T3" style:family="text">
      <style:text-properties officeooo:rsid="00138a4f"/>
    </style:style>
    <text:list-style style:name="L1">
      <text:list-level-style-bullet text:level="1" text:style-name="Bullet_20_Symbols"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76cm" fo:text-indent="-0.635cm" fo:margin-left="9.47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761cm" fo:text-indent="-0.635cm" fo:margin-left="3.76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96cm" fo:text-indent="-0.635cm" fo:margin-left="4.39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31cm" fo:text-indent="-0.635cm" fo:margin-left="5.0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66cm" fo:text-indent="-0.635cm" fo:margin-left="5.66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01cm" fo:text-indent="-0.635cm" fo:margin-left="6.30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36cm" fo:text-indent="-0.635cm" fo:margin-left="6.93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71cm" fo:text-indent="-0.635cm" fo:margin-left="7.57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06cm" fo:text-indent="-0.635cm" fo:margin-left="8.2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41cm" fo:text-indent="-0.635cm" fo:margin-left="8.84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76cm" fo:text-indent="-0.635cm" fo:margin-left="9.47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Podsumowanie projektu</text:p>
      <text:p text:style-name="P1">Architektury x86 i x86_64</text:p>
      <text:p text:style-name="P1"/>
      <text:p text:style-name="P1"/>
      <text:p text:style-name="P3"/>
      <text:p text:style-name="P3"/>
      <text:p text:style-name="P3"/>
      <text:p text:style-name="P3">autorzy :</text:p>
      <text:p text:style-name="P3">Robert Cebula</text:p>
      <text:p text:style-name="P3">Jakub Serafi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1.Tematyka projektu</text:p>
      <text:p text:style-name="P4"/>
      <text:p text:style-name="P9"><text:tab/>Podtemat laboratoriów do seminarium Architektury x86 i x86_64 brzmiał tuning systemu operacyjnego. Miał on pokrywać szeroką tematykę związaną ze zwiększeniem wydajności systemu operacyjnego. Biorąc pod uwagę obszerność tematu wybraliśmy najważniejsze według nas zagadnienia jak najmocniej związane z tematyką realizowaną podczas seminariów.</text:p>
      <text:p text:style-name="P9"/>
      <text:p text:style-name="P9"><text:tab/>Główne punkty naszego projektu :</text:p>
      <text:list xml:id="list1934424954764268761" text:style-name="L2">
        <text:list-item>
          <text:p text:style-name="P10">Benchmarki – krótkie przedstawienie sysbench</text:p>
        </text:list-item>
        <text:list-item>
          <text:p text:style-name="P10">Start systemu – grub timeout, wyłączenie skanowania dysku, ...</text:p>
        </text:list-item>
        <text:list-item>
          <text:p text:style-name="P10">Swap – zmiana poziomu swappiness</text:p>
        </text:list-item>
        <text:list-item>
          <text:p text:style-name="P10">File system Cache – zmiana poziomu cahce_pressure</text:p>
        </text:list-item>
        <text:list-item>
          <text:p text:style-name="P10">TCP – zmiana ilości potwierdzeń, rozmiarów paczek</text:p>
        </text:list-item>
        <text:list-item>
          <text:p text:style-name="P10">Scheduler – pokazanie różnic czasowych przy różnych ustawieniach schedulera</text:p>
        </text:list-item>
      </text:list>
      <text:p text:style-name="P11"/>
      <text:p text:style-name="P5">2. Realizacja poszczególnych punktów.</text:p>
      <text:p text:style-name="P11"/>
      <text:p text:style-name="P11"><text:tab/>W całości zrealizowaliśmy punkty 1,2,6. W większości udało nam się zrealizować również punkty 3 i 4, nie była to całościowa realizacja, gdyż ze względu na małą powierzchnię dyskową na serwerze taurus nie byliśmy w stanie przeprowadzić zaplanowanych testów mających pokazać zmiany w szybkości działania systemu po zmianie poziomu swappinessu i cache_pressure. Testy te wymagały stworzenia plików o wielkości podobnej do rozmiaru pamięci RAM maszyny, co spowodowałoby przepełnienie przestrzeni dyskowej użytkowników biorących udział w laboratoriach. <text:s/>Nie zrealizowaliśmy punktu 6, ponieważ zabrakło na niego czasu, a postanowiliśmy go zostawić na koniec, gdyż był najmniej związany z tematyką seminariów. </text:p>
      <text:p text:style-name="P11"/>
      <text:p text:style-name="P5">3. Co powinniśmy poprawić.</text:p>
      <text:p text:style-name="P11"/>
      <text:p text:style-name="P12"><text:tab/>Były to pierwsze laboratoria i co za tym idzie nie nauczeni doświadczeniem innych postanowiliśmy, niestety błędnie, instrukcje wpisywać na bierząco do pliku, który inni mieli u siebie wyświetlony za pomocą funkcji tail -f, co skutkowało pokazywaniem na bierząco zmian, które my, prowadzący laboratoria wpisywaliśmy do pliku. Ta metoda jednak się nie sprawdziła, </text:p>
      <text:p text:style-name="P12"><text:span text:style-name="T1">gdyż</text:span> według nas, <text:span text:style-name="T1">po pierwsze, mamy za mało doświadczenia w prowadzeniu jakichkolwiek laboratoriów, tym bardziej taką metodą, po drugie, poziom grupy był różny, więc jeśli ktoś skończył wcześniej musiał czekać na innych, a osoby, które miały problemy musiały gonić grupę (co nie jest takie złe). <text:s/>To co mogło być problematyczne dla uczestników, to fakt, że nie wytłumaczyliśmy dokładnie wyników wyświetlanych przez benchmarki.</text:span></text:p>
      <text:p text:style-name="P13"/>
      <text:p text:style-name="P7">4.Pozostałe spostrzeżenia.</text:p>
      <text:p text:style-name="P13"/>
      <text:p text:style-name="P13"><text:tab/>Według nas dobranie odpowiednich tematów do przeprowadzenia laboratoriów nie należało do najłatwiejszych. Po pierwsze musiały one odnosić się do tematyki seminarium, po drugie chcieliśmy, żeby były to rzeczy przydatne, które uczestnicy laboratoriów mogli by wykorzystywać w prawdziwym życiu. Dużo mniejszych preoblemów nastręczyło wymyślenie ćwiczeń, gdy wymyśliliśmy poszczególne punkty. Również tłumaczenie poszczególnych punktów naszego projektu podczas laboratoriów było dosyć proste ze względu na tematykę. Chodzi tu głównie o <text:span text:style-name="T2">to, że większość uczestników miała podstawową wiedzę na ten temat, co ułatwiło im zrozumienie całości.</text:span></text:p>
      <text:p text:style-name="P13"/>
      <text:p text:style-name="P13"/>
      <text:p text:style-name="P8"><text:soft-page-break/>5. Czego brakowało nam podczas prowadzenia laboratoriów.</text:p>
      <text:p text:style-name="P14"><text:tab/></text:p>
      <text:p text:style-name="P14"><text:tab/>Podczas laboratoriów problematyczne było niezoptymalizowane quemu, które nie pozwoliło nam na używanie środowiska graficznego, ze względu na zbyt małą wydajność. Nie mogliśmy przez to pokazać graficnzych benchmarków, czy bootchartów. Z tym drugim poradziliśmy sobie instalująć fbi. Również problematyczne było wylogowywanie z taurusa.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M32S</meta:editing-duration>
    <meta:editing-cycles>5</meta:editing-cycles>
    <meta:generator>LibreOffice/5.0.2.2$Windows_X86_64 LibreOffice_project/37b43f919e4de5eeaca9b9755ed688758a8251fe</meta:generator>
    <dc:date>2016-05-15T22:21:14.006000000</dc:date>
    <meta:document-statistic meta:table-count="0" meta:image-count="0" meta:object-count="0" meta:page-count="3" meta:paragraph-count="24" meta:word-count="453" meta:character-count="3407" meta:non-whitespace-character-count="2964"/>
    <meta:user-defined meta:name="Info 1"/>
    <meta:user-defined meta:name="Info 2"/>
    <meta:user-defined meta:name="Info 3"/>
    <meta:user-defined meta:name="Info 4"/>
  </office:meta>
</office:document-meta>
</file>